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vigationView.menuAboutToShow( IMenu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avigationView.selectionChanged( IWorkbenchPart part , ISelection sel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avigationView.Navigati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vigationView.createPartControl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avigationView.setFoc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